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801cm" table:align="margins"/>
    </style:style>
    <style:style style:name="Tableau1.A" style:family="table-column">
      <style:table-column-properties style:column-width="4.934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4.801cm" table:align="margins"/>
    </style:style>
    <style:style style:name="Tableau2.A" style:family="table-column">
      <style:table-column-properties style:column-width="4.934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4.801cm" table:align="margins"/>
    </style:style>
    <style:style style:name="Tableau3.A" style:family="table-column">
      <style:table-column-properties style:column-width="3.701cm" style:rel-column-width="16384*"/>
    </style:style>
    <style:style style:name="Tableau3.C" style:family="table-column">
      <style:table-column-properties style:column-width="3.701cm" style:rel-column-width="16383*"/>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paragraph-properties fo:text-align="justify" style:justify-single-word="false"/>
      <style:text-properties officeooo:rsid="00635ba9" officeooo:paragraph-rsid="00635ba9"/>
    </style:style>
    <style:style style:name="P4" style:family="paragraph" style:parent-style-name="Standard">
      <style:paragraph-properties fo:text-align="justify" style:justify-single-word="false"/>
      <style:text-properties fo:font-weight="bold" officeooo:rsid="00635ba9" officeooo:paragraph-rsid="0064392b" style:font-weight-asian="bold" style:font-weight-complex="bold"/>
    </style:style>
    <style:style style:name="P5" style:family="paragraph" style:parent-style-name="Standard">
      <style:paragraph-properties fo:text-align="justify" style:justify-single-word="false"/>
      <style:text-properties fo:font-weight="bold" officeooo:rsid="0067e760" officeooo:paragraph-rsid="0067e760" style:font-weight-asian="bold" style:font-weight-complex="bold"/>
    </style:style>
    <style:style style:name="P6" style:family="paragraph" style:parent-style-name="Standard">
      <style:text-properties fo:font-weight="bold" officeooo:rsid="007ea1de" officeooo:paragraph-rsid="007ea1de" style:font-weight-asian="bold" style:font-weight-complex="bold"/>
    </style:style>
    <style:style style:name="P7" style:family="paragraph" style:parent-style-name="Standard">
      <style:text-properties officeooo:paragraph-rsid="00772038"/>
    </style:style>
    <style:style style:name="P8" style:family="paragraph" style:parent-style-name="Standard">
      <style:text-properties officeooo:rsid="00777d6f" officeooo:paragraph-rsid="00777d6f"/>
    </style:style>
    <style:style style:name="P9" style:family="paragraph" style:parent-style-name="Standard">
      <style:text-properties officeooo:paragraph-rsid="00777d6f"/>
    </style:style>
    <style:style style:name="P10" style:family="paragraph" style:parent-style-name="Standard">
      <style:paragraph-properties fo:margin-left="1.251cm" fo:margin-right="0cm" fo:text-indent="0cm" style:auto-text-indent="false"/>
      <style:text-properties officeooo:rsid="007ea1de" officeooo:paragraph-rsid="007ea1de"/>
    </style:style>
    <style:style style:name="P11" style:family="paragraph" style:parent-style-name="Text_20_body">
      <style:text-properties officeooo:rsid="006aa7a9" officeooo:paragraph-rsid="006aa7a9"/>
    </style:style>
    <style:style style:name="P12" style:family="paragraph" style:parent-style-name="Text_20_body" style:list-style-name="L5">
      <style:text-properties officeooo:rsid="006aa7a9" officeooo:paragraph-rsid="006aa7a9"/>
    </style:style>
    <style:style style:name="P13" style:family="paragraph" style:parent-style-name="Text_20_body">
      <style:text-properties fo:font-weight="bold" officeooo:rsid="006cfb70" officeooo:paragraph-rsid="006cfb70" style:font-weight-asian="bold" style:font-weight-complex="bold"/>
    </style:style>
    <style:style style:name="P14" style:family="paragraph" style:parent-style-name="Text_20_body">
      <style:text-properties fo:font-weight="bold" officeooo:rsid="008a30c6" officeooo:paragraph-rsid="008a30c6" style:font-weight-asian="bold" style:font-weight-complex="bold"/>
    </style:style>
    <style:style style:name="P15" style:family="paragraph" style:parent-style-name="Text_20_body">
      <style:text-properties fo:font-weight="bold" officeooo:rsid="008d1213" officeooo:paragraph-rsid="008d1213" style:font-weight-asian="bold" style:font-weight-complex="bold"/>
    </style:style>
    <style:style style:name="P16" style:family="paragraph" style:parent-style-name="Text_20_body">
      <style:text-properties fo:font-weight="bold" officeooo:rsid="0091c7c2" officeooo:paragraph-rsid="0091c7c2" style:font-weight-asian="bold" style:font-weight-complex="bold"/>
    </style:style>
    <style:style style:name="P17" style:family="paragraph" style:parent-style-name="Text_20_body" style:list-style-name="L8">
      <style:text-properties fo:font-weight="bold" officeooo:rsid="0091c7c2" officeooo:paragraph-rsid="0091c7c2" style:font-weight-asian="bold" style:font-weight-complex="bold"/>
    </style:style>
    <style:style style:name="P18" style:family="paragraph" style:parent-style-name="Text_20_body">
      <style:text-properties fo:font-weight="bold" officeooo:rsid="009498af" officeooo:paragraph-rsid="009498af" style:font-weight-asian="bold" style:font-weight-complex="bold"/>
    </style:style>
    <style:style style:name="P19" style:family="paragraph" style:parent-style-name="Text_20_body">
      <style:text-properties fo:font-weight="bold" officeooo:rsid="009a0873" officeooo:paragraph-rsid="009a0873" style:font-weight-asian="bold" style:font-weight-complex="bold"/>
    </style:style>
    <style:style style:name="P20" style:family="paragraph" style:parent-style-name="Text_20_body">
      <style:text-properties fo:font-weight="bold" officeooo:rsid="009e06e7" officeooo:paragraph-rsid="009e06e7" style:font-weight-asian="bold" style:font-weight-complex="bold"/>
    </style:style>
    <style:style style:name="P21" style:family="paragraph" style:parent-style-name="Text_20_body">
      <style:text-properties fo:font-weight="bold" officeooo:rsid="00a61e74" officeooo:paragraph-rsid="00a61e74" style:font-weight-asian="bold" style:font-weight-complex="bold"/>
    </style:style>
    <style:style style:name="P22" style:family="paragraph" style:parent-style-name="Text_20_body">
      <style:text-properties fo:font-weight="bold" officeooo:rsid="00a6399e" officeooo:paragraph-rsid="00a6399e" style:font-weight-asian="bold" style:font-weight-complex="bold"/>
    </style:style>
    <style:style style:name="P23" style:family="paragraph" style:parent-style-name="Text_20_body">
      <style:text-properties fo:font-weight="bold" officeooo:rsid="00adbf82" officeooo:paragraph-rsid="00adbf82" style:font-weight-asian="bold" style:font-weight-complex="bold"/>
    </style:style>
    <style:style style:name="P24" style:family="paragraph" style:parent-style-name="Text_20_body" style:list-style-name="L6">
      <style:text-properties fo:font-weight="normal" officeooo:rsid="006cfb70" officeooo:paragraph-rsid="006cfb70" style:font-weight-asian="normal" style:font-weight-complex="normal"/>
    </style:style>
    <style:style style:name="P25" style:family="paragraph" style:parent-style-name="Text_20_body">
      <style:text-properties fo:font-weight="normal" officeooo:rsid="006cfb70" officeooo:paragraph-rsid="006cfb70" style:font-weight-asian="normal" style:font-weight-complex="normal"/>
    </style:style>
    <style:style style:name="P26" style:family="paragraph" style:parent-style-name="Text_20_body">
      <style:text-properties fo:font-weight="normal" officeooo:rsid="008a30c6" officeooo:paragraph-rsid="008a30c6" style:font-weight-asian="normal" style:font-weight-complex="normal"/>
    </style:style>
    <style:style style:name="P27" style:family="paragraph" style:parent-style-name="Text_20_body">
      <style:text-properties fo:font-weight="normal" officeooo:rsid="008d1213" officeooo:paragraph-rsid="008d2023" style:font-weight-asian="normal" style:font-weight-complex="normal"/>
    </style:style>
    <style:style style:name="P28" style:family="paragraph" style:parent-style-name="Text_20_body">
      <style:text-properties fo:font-weight="normal" officeooo:rsid="008f1351" officeooo:paragraph-rsid="008f1351" style:font-weight-asian="normal" style:font-weight-complex="normal"/>
    </style:style>
    <style:style style:name="P29" style:family="paragraph" style:parent-style-name="Text_20_body">
      <style:text-properties fo:font-weight="normal" officeooo:rsid="00abc35c" officeooo:paragraph-rsid="00abc35c" style:font-weight-asian="normal" style:font-weight-complex="normal"/>
    </style:style>
    <style:style style:name="P30" style:family="paragraph" style:parent-style-name="Text_20_body">
      <style:text-properties officeooo:rsid="0076e499" officeooo:paragraph-rsid="0076e499"/>
    </style:style>
    <style:style style:name="P31" style:family="paragraph" style:parent-style-name="Text_20_body">
      <style:text-properties officeooo:rsid="00772038" officeooo:paragraph-rsid="00772038"/>
    </style:style>
    <style:style style:name="P32" style:family="paragraph" style:parent-style-name="Text_20_body">
      <style:text-properties officeooo:paragraph-rsid="0081ee3d"/>
    </style:style>
    <style:style style:name="P33" style:family="paragraph" style:parent-style-name="Text_20_body">
      <style:text-properties officeooo:rsid="00831fae" officeooo:paragraph-rsid="00831fae"/>
    </style:style>
    <style:style style:name="P34" style:family="paragraph" style:parent-style-name="Text_20_body">
      <style:text-properties officeooo:rsid="008513ae" officeooo:paragraph-rsid="008513ae"/>
    </style:style>
    <style:style style:name="P35" style:family="paragraph" style:parent-style-name="Text_20_body">
      <style:text-properties officeooo:paragraph-rsid="0091c7c2"/>
    </style:style>
    <style:style style:name="P36" style:family="paragraph" style:parent-style-name="Text_20_body">
      <style:text-properties officeooo:rsid="00a9e3fc" officeooo:paragraph-rsid="00a9e3fc"/>
    </style:style>
    <style:style style:name="P37" style:family="paragraph" style:parent-style-name="Text_20_body">
      <style:text-properties officeooo:rsid="00abc35c" officeooo:paragraph-rsid="00abc35c"/>
    </style:style>
    <style:style style:name="P38" style:family="paragraph" style:parent-style-name="Citation" style:list-style-name="L3">
      <style:text-properties officeooo:rsid="0067e760" officeooo:paragraph-rsid="0067e760"/>
    </style:style>
    <style:style style:name="P39" style:family="paragraph" style:parent-style-name="Citation">
      <style:text-properties officeooo:rsid="0067e760" officeooo:paragraph-rsid="0067e760"/>
    </style:style>
    <style:style style:name="P40" style:family="paragraph" style:parent-style-name="Citation">
      <style:text-properties officeooo:rsid="006a2fb2" officeooo:paragraph-rsid="006a2fb2"/>
    </style:style>
    <style:style style:name="P41" style:family="paragraph" style:parent-style-name="Citation" style:list-style-name="L4">
      <style:text-properties officeooo:rsid="006a2fb2" officeooo:paragraph-rsid="006a2fb2"/>
    </style:style>
    <style:style style:name="P42" style:family="paragraph" style:parent-style-name="Citation">
      <style:text-properties officeooo:rsid="008513ae" officeooo:paragraph-rsid="008513ae"/>
    </style:style>
    <style:style style:name="P43" style:family="paragraph" style:parent-style-name="Citation">
      <style:text-properties fo:font-style="italic" officeooo:rsid="008513ae" officeooo:paragraph-rsid="008513ae" style:font-style-asian="italic" style:font-style-complex="italic"/>
    </style:style>
    <style:style style:name="P44" style:family="paragraph" style:parent-style-name="Citation">
      <style:text-properties officeooo:rsid="00a6399e" officeooo:paragraph-rsid="00a6399e"/>
    </style:style>
    <style:style style:name="P45" style:family="paragraph" style:parent-style-name="Heading_20_5" style:list-style-name="">
      <style:paragraph-properties style:line-spacing="0.101cm" fo:text-align="justify" style:justify-single-word="false" fo:hyphenation-ladder-count="3">
        <style:tab-stops/>
      </style:paragraph-properties>
      <style:text-properties fo:hyphenate="true" fo:hyphenation-remain-char-count="3" fo:hyphenation-push-char-count="3"/>
    </style:style>
    <style:style style:name="P46" style:family="paragraph" style:parent-style-name="Heading_20_5">
      <style:paragraph-properties fo:break-before="page"/>
    </style:style>
    <style:style style:name="P47" style:family="paragraph" style:parent-style-name="Heading_20_5">
      <style:paragraph-properties fo:break-before="page"/>
      <style:text-properties officeooo:rsid="0081ee3d" officeooo:paragraph-rsid="0081ee3d"/>
    </style:style>
    <style:style style:name="P48" style:family="paragraph" style:parent-style-name="Table_20_Contents">
      <style:paragraph-properties fo:text-align="center" style:justify-single-word="false"/>
      <style:text-properties officeooo:rsid="00738279" officeooo:paragraph-rsid="00738279"/>
    </style:style>
    <style:style style:name="P49" style:family="paragraph" style:parent-style-name="Table_20_Contents">
      <style:paragraph-properties fo:text-align="center" style:justify-single-word="false"/>
      <style:text-properties officeooo:rsid="00738279" officeooo:paragraph-rsid="00772038"/>
    </style:style>
    <style:style style:name="P50" style:family="paragraph" style:parent-style-name="Table_20_Contents">
      <style:paragraph-properties fo:text-align="center" style:justify-single-word="false"/>
      <style:text-properties officeooo:rsid="00738279" officeooo:paragraph-rsid="00777d6f"/>
    </style:style>
    <style:style style:name="P51" style:family="paragraph" style:parent-style-name="Table_20_Contents">
      <style:paragraph-properties fo:text-align="center" style:justify-single-word="false"/>
      <style:text-properties officeooo:rsid="00755a9f" officeooo:paragraph-rsid="00755a9f"/>
    </style:style>
    <style:style style:name="P52" style:family="paragraph" style:parent-style-name="Table_20_Contents">
      <style:paragraph-properties fo:text-align="center" style:justify-single-word="false"/>
      <style:text-properties officeooo:rsid="00755a9f" officeooo:paragraph-rsid="00772038"/>
    </style:style>
    <style:style style:name="P53" style:family="paragraph" style:parent-style-name="Table_20_Contents">
      <style:paragraph-properties fo:text-align="center" style:justify-single-word="false"/>
      <style:text-properties officeooo:rsid="00755a9f" officeooo:paragraph-rsid="00777d6f"/>
    </style:style>
    <style:style style:name="P54" style:family="paragraph" style:parent-style-name="Table_20_Contents">
      <style:paragraph-properties fo:text-align="center" style:justify-single-word="false"/>
      <style:text-properties officeooo:rsid="00772038" officeooo:paragraph-rsid="00772038"/>
    </style:style>
    <style:style style:name="P55" style:family="paragraph" style:parent-style-name="Table_20_Contents">
      <style:paragraph-properties fo:text-align="center" style:justify-single-word="false"/>
      <style:text-properties officeooo:rsid="00772038" officeooo:paragraph-rsid="00777d6f"/>
    </style:style>
    <style:style style:name="P56" style:family="paragraph" style:parent-style-name="Table_20_Contents">
      <style:paragraph-properties fo:text-align="center" style:justify-single-word="false"/>
      <style:text-properties officeooo:rsid="00777d6f" officeooo:paragraph-rsid="00777d6f"/>
    </style:style>
    <style:style style:name="P57" style:family="paragraph" style:parent-style-name="Table_20_Contents">
      <style:paragraph-properties fo:text-align="center" style:justify-single-word="false"/>
      <style:text-properties officeooo:rsid="007a5c23" officeooo:paragraph-rsid="007a5c23"/>
    </style:style>
    <style:style style:name="T1" style:family="text">
      <style:text-properties officeooo:rsid="004a3b0a"/>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64392b" style:font-style-asian="normal" style:font-weight-asian="normal" style:font-style-complex="normal" style:font-weight-complex="normal"/>
    </style:style>
    <style:style style:name="T5" style:family="text">
      <style:text-properties fo:font-style="normal" fo:font-weight="normal" officeooo:rsid="0066231d" style:font-style-asian="normal" style:font-weight-asian="normal" style:font-style-complex="normal" style:font-weight-complex="normal"/>
    </style:style>
    <style:style style:name="T6" style:family="text">
      <style:text-properties fo:font-style="normal" fo:font-weight="normal" officeooo:rsid="006a2fb2"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91c7c2" style:font-weight-asian="normal" style:font-weight-complex="normal"/>
    </style:style>
    <style:style style:name="T9" style:family="text">
      <style:text-properties fo:font-weight="normal" officeooo:rsid="0096be2a" style:font-weight-asian="normal" style:font-weight-complex="normal"/>
    </style:style>
    <style:style style:name="T10" style:family="text">
      <style:text-properties fo:font-weight="normal" officeooo:rsid="009f92b7" style:font-weight-asian="normal" style:font-weight-complex="normal"/>
    </style:style>
    <style:style style:name="T11" style:family="text">
      <style:text-properties fo:font-weight="normal" officeooo:rsid="00b05b16" style:font-weight-asian="normal" style:font-weight-complex="normal"/>
    </style:style>
    <style:style style:name="T12" style:family="text">
      <style:text-properties officeooo:rsid="006cfb70"/>
    </style:style>
    <style:style style:name="T13" style:family="text">
      <style:text-properties officeooo:rsid="006ef7d1"/>
    </style:style>
    <style:style style:name="T14" style:family="text">
      <style:text-properties officeooo:rsid="00755a9f"/>
    </style:style>
    <style:style style:name="T15" style:family="text">
      <style:text-properties officeooo:rsid="00772038"/>
    </style:style>
    <style:style style:name="T16" style:family="text">
      <style:text-properties officeooo:rsid="00794bed"/>
    </style:style>
    <style:style style:name="T17" style:family="text">
      <style:text-properties officeooo:rsid="007a0261"/>
    </style:style>
    <style:style style:name="T18" style:family="text">
      <style:text-properties fo:font-weight="bold" style:font-weight-asian="bold" style:font-weight-complex="bold"/>
    </style:style>
    <style:style style:name="T19" style:family="text">
      <style:text-properties fo:font-weight="bold" officeooo:rsid="0091c7c2" style:font-weight-asian="bold" style:font-weight-complex="bold"/>
    </style:style>
    <style:style style:name="T20" style:family="text">
      <style:text-properties officeooo:rsid="007eb98c"/>
    </style:style>
    <style:style style:name="T21" style:family="text">
      <style:text-properties officeooo:rsid="0084ff2d"/>
    </style:style>
    <style:style style:name="T22" style:family="text">
      <style:text-properties officeooo:rsid="0086f8fc"/>
    </style:style>
    <style:style style:name="T23" style:family="text">
      <style:text-properties fo:font-style="italic" fo:font-weight="normal" style:font-style-asian="italic" style:font-weight-asian="normal" style:font-style-complex="italic"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Olivier Masson</text:span></text:p>
      <text:p text:style-name="P3"><text:span text:style-name="T2"/></text:p>
      <text:p text:style-name="P4"><text:span text:style-name="T2">Une inférence :</text:span><text:span text:style-name="T3"> ce sont les informations produisent par un sujet à cause d’autres informations passées. Ces inférences peuvent s’avérer juste ou fausse.</text:span></text:p>
      <text:p text:style-name="P4"><text:span text:style-name="T3"/></text:p>
      <text:p text:style-name="P4"><text:span text:style-name="T4">La cognition est tout ce qui est attaché à </text:span><text:span text:style-name="T5">la connaissance.</text:span></text:p>
      <text:p text:style-name="P4"><text:span text:style-name="T4"/></text:p>
      <text:p text:style-name="P4"><text:span text:style-name="T4">psychologie cognitive : attention, mémoire, raisonnement, perception de l’information. → attention de choses assez concrètes mais nécessitant l’utilisation de théories.</text:span></text:p>
      <text:p text:style-name="P4"><text:span text:style-name="T4"/></text:p>
      <text:p text:style-name="P5"><text:span text:style-name="T4">E</text:span><text:span text:style-name="T3">xemple</text:span><text:span text:style-name="T6">s</text:span><text:span text:style-name="T3"> d’inférence:</text:span></text:p>
      <text:p text:style-name="P5"><text:span text:style-name="T3"/></text:p>
      <text:list xml:id="list1437993780151805143" text:style-name="L3">
        <text:list-item>
          <text:p text:style-name="P38">Il pleut à Paris depuis deux jours</text:p>
        </text:list-item>
        <text:list-item>
          <text:p text:style-name="P38">Lorsqu’il pleut à Paris, il y pleut pendant dix jours</text:p>
        </text:list-item>
      </text:list>
      <text:p text:style-name="P39"/>
      <text:p text:style-name="P39">→ Donc, demain il va pleuvoir.</text:p>
      <text:p text:style-name="P39"/>
      <text:p text:style-name="P39"/>
      <text:list xml:id="list7621071698898590529" text:style-name="L4">
        <text:list-item>
          <text:p text:style-name="P41">Il a fait beau aujourd’hui</text:p>
        </text:list-item>
        <text:list-item>
          <text:p text:style-name="P41">Il a fait beau aujourd’hui</text:p>
        </text:list-item>
      </text:list>
      <text:p text:style-name="P40"/>
      <text:p text:style-name="P40">→ Donc, il fera beau demain.</text:p>
      <text:p text:style-name="P40"/>
      <text:p text:style-name="P40"/>
      <text:p text:style-name="P11">Deux types d’inférences :</text:p>
      <text:list xml:id="list1479865374300061104" text:style-name="L5">
        <text:list-item>
          <text:p text:style-name="P12">Déductive (ou déduction) : du général au particulier</text:p>
        </text:list-item>
        <text:list-item>
          <text:p text:style-name="P12">Inductive (ou induction) : du cas particulier au général</text:p>
        </text:list-item>
      </text:list>
      <text:p text:style-name="P11"/>
      <text:h text:style-name="Heading_20_5" text:outline-level="5">L<text:span text:style-name="T12">e raisonnement et … ?</text:span></text:h>
      <text:p text:style-name="Text_20_body"/>
      <text:p text:style-name="P13">2 grandes questions théoriques :</text:p>
      <text:list xml:id="list3105962515950648330" text:style-name="L6">
        <text:list-item>
          <text:p text:style-name="P24">Est-ce que les humains bénéficient d’une compétence logique ou non ?</text:p>
        </text:list-item>
        <text:list-item>
          <text:p text:style-name="P24">Quell<text:span text:style-name="T13">e</text:span> est l’origine des écarts entre la performance et la logique ?</text:p>
        </text:list-item>
      </text:list>
      <text:p text:style-name="P25"/>
      <text:h text:style-name="P45" text:outline-level="5"/>
      <text:h text:style-name="P46" text:outline-level="5">Logique propositionnelle et tables de vérité</text:h>
      <text:p text:style-name="Text_20_body"/>
      <text:p text:style-name="P30">La table ET (&amp; ou . ) est l’une des 16 existante</text:p>
      <table:table table:name="Tableau1" table:style-name="Tableau1">
        <table:table-column table:style-name="Tableau1.A" table:number-columns-repeated="3"/>
        <table:table-row>
          <table:table-cell table:style-name="Tableau1.A1" office:value-type="string">
            <text:p text:style-name="P48">Prémisse <text:span text:style-name="T14">P</text:span></text:p>
          </table:table-cell>
          <table:table-cell table:style-name="Tableau1.A1" office:value-type="string">
            <text:p text:style-name="P48">Prémisse <text:span text:style-name="T14">Q</text:span></text:p>
          </table:table-cell>
          <table:table-cell table:style-name="Tableau1.C1" office:value-type="string">
            <text:p text:style-name="P51">P &amp; Q</text:p>
          </table:table-cell>
        </table:table-row>
        <table:table-row>
          <table:table-cell table:style-name="Tableau1.A2" office:value-type="string">
            <text:p text:style-name="P51">Vrai</text:p>
          </table:table-cell>
          <table:table-cell table:style-name="Tableau1.A2" office:value-type="string">
            <text:p text:style-name="P51">Vrai</text:p>
          </table:table-cell>
          <table:table-cell table:style-name="Tableau1.C2" office:value-type="string">
            <text:p text:style-name="P51">Vrai</text:p>
          </table:table-cell>
        </table:table-row>
        <table:table-row>
          <table:table-cell table:style-name="Tableau1.A2" office:value-type="string">
            <text:p text:style-name="P51">Vrai</text:p>
          </table:table-cell>
          <table:table-cell table:style-name="Tableau1.A2" office:value-type="string">
            <text:p text:style-name="P51">Faux</text:p>
          </table:table-cell>
          <table:table-cell table:style-name="Tableau1.C2" office:value-type="string">
            <text:p text:style-name="P51">Faux</text:p>
          </table:table-cell>
        </table:table-row>
        <table:table-row>
          <table:table-cell table:style-name="Tableau1.A2" office:value-type="string">
            <text:p text:style-name="P51">Faux</text:p>
          </table:table-cell>
          <table:table-cell table:style-name="Tableau1.A2" office:value-type="string">
            <text:p text:style-name="P51">Vrai</text:p>
          </table:table-cell>
          <table:table-cell table:style-name="Tableau1.C2" office:value-type="string">
            <text:p text:style-name="P51">Faux</text:p>
          </table:table-cell>
        </table:table-row>
        <table:table-row>
          <table:table-cell table:style-name="Tableau1.A2" office:value-type="string">
            <text:p text:style-name="P51">Faux</text:p>
          </table:table-cell>
          <table:table-cell table:style-name="Tableau1.A2" office:value-type="string">
            <text:p text:style-name="P51">Faux</text:p>
          </table:table-cell>
          <table:table-cell table:style-name="Tableau1.C2" office:value-type="string">
            <text:p text:style-name="P51">Faux</text:p>
          </table:table-cell>
        </table:table-row>
      </table:table>
      <text:p text:style-name="Text_20_body"/>
      <text:p text:style-name="P31">La « Si P alors Q »</text:p>
      <table:table table:name="Tableau2" table:style-name="Tableau2">
        <table:table-column table:style-name="Tableau2.A" table:number-columns-repeated="3"/>
        <table:table-row>
          <table:table-cell table:style-name="Tableau2.A1" office:value-type="string">
            <text:p text:style-name="P49">Prémisse <text:span text:style-name="T14">P</text:span></text:p>
          </table:table-cell>
          <table:table-cell table:style-name="Tableau2.A1" office:value-type="string">
            <text:p text:style-name="P49">Prémisse <text:span text:style-name="T14">Q</text:span></text:p>
          </table:table-cell>
          <table:table-cell table:style-name="Tableau2.C1" office:value-type="string">
            <text:p text:style-name="P52">P→<text:span text:style-name="T15"> </text:span>Q</text:p>
          </table:table-cell>
        </table:table-row>
        <table:table-row>
          <table:table-cell table:style-name="Tableau2.A2" office:value-type="string">
            <text:p text:style-name="P52">Vrai</text:p>
          </table:table-cell>
          <table:table-cell table:style-name="Tableau2.A2" office:value-type="string">
            <text:p text:style-name="P52">Vrai</text:p>
          </table:table-cell>
          <table:table-cell table:style-name="Tableau2.C2" office:value-type="string">
            <text:p text:style-name="P52">Vrai</text:p>
          </table:table-cell>
        </table:table-row>
        <table:table-row>
          <table:table-cell table:style-name="Tableau2.A2" office:value-type="string">
            <text:p text:style-name="P52">Vrai</text:p>
          </table:table-cell>
          <table:table-cell table:style-name="Tableau2.A2" office:value-type="string">
            <text:p text:style-name="P52">Faux</text:p>
          </table:table-cell>
          <table:table-cell table:style-name="Tableau2.C2" office:value-type="string">
            <text:p text:style-name="P52">Faux</text:p>
          </table:table-cell>
        </table:table-row>
        <table:table-row>
          <table:table-cell table:style-name="Tableau2.A2" office:value-type="string">
            <text:p text:style-name="P52">Faux</text:p>
          </table:table-cell>
          <table:table-cell table:style-name="Tableau2.A2" office:value-type="string">
            <text:p text:style-name="P52">Vrai</text:p>
          </table:table-cell>
          <table:table-cell table:style-name="Tableau2.C2" office:value-type="string">
            <text:p text:style-name="P54">Vrai</text:p>
          </table:table-cell>
        </table:table-row>
        <table:table-row>
          <table:table-cell table:style-name="Tableau2.A2" office:value-type="string">
            <text:p text:style-name="P52">Faux</text:p>
          </table:table-cell>
          <table:table-cell table:style-name="Tableau2.A2" office:value-type="string">
            <text:p text:style-name="P52">Faux</text:p>
          </table:table-cell>
          <table:table-cell table:style-name="Tableau2.C2" office:value-type="string">
            <text:p text:style-name="P54">Vrai</text:p>
          </table:table-cell>
        </table:table-row>
      </table:table>
      <text:p text:style-name="P7"/>
      <text:p text:style-name="P7"/>
      <text:p text:style-name="P8">Une table complexe</text:p>
      <text:p text:style-name="P8"/>
      <table:table table:name="Tableau3" table:style-name="Tableau3">
        <table:table-column table:style-name="Tableau3.A" table:number-columns-repeated="2"/>
        <table:table-column table:style-name="Tableau3.C"/>
        <table:table-column table:style-name="Tableau3.A"/>
        <table:table-row>
          <table:table-cell table:style-name="Tableau3.A1" office:value-type="string">
            <text:p text:style-name="P50">Prémisse <text:span text:style-name="T14">P</text:span></text:p>
          </table:table-cell>
          <table:table-cell table:style-name="Tableau3.A1" office:value-type="string">
            <text:p text:style-name="P50">Prémisse <text:span text:style-name="T14">Q</text:span></text:p>
          </table:table-cell>
          <table:table-cell table:style-name="Tableau3.A1" office:value-type="string">
            <text:p text:style-name="P56">Prémisse R</text:p>
          </table:table-cell>
          <table:table-cell table:style-name="Tableau3.D1" office:value-type="string">
            <text:p text:style-name="P53"><text:span text:style-name="T16">(</text:span>P <text:span text:style-name="T17">ou Q)</text:span>→<text:span text:style-name="T15"> </text:span>Q</text:p>
          </table:table-cell>
        </table:table-row>
        <table:table-row>
          <table:table-cell table:style-name="Tableau3.A2" office:value-type="string">
            <text:p text:style-name="P53">Vrai</text:p>
          </table:table-cell>
          <table:table-cell table:style-name="Tableau3.A2" office:value-type="string">
            <text:p text:style-name="P53">Vrai</text:p>
          </table:table-cell>
          <table:table-cell table:style-name="Tableau3.A2" office:value-type="string">
            <text:p text:style-name="P56">Vrai</text:p>
          </table:table-cell>
          <table:table-cell table:style-name="Tableau3.D2" office:value-type="string">
            <text:p text:style-name="P53">Vrai</text:p>
          </table:table-cell>
        </table:table-row>
        <table:table-row>
          <table:table-cell table:style-name="Tableau3.A2" office:value-type="string">
            <text:p text:style-name="P53">Vrai</text:p>
          </table:table-cell>
          <table:table-cell table:style-name="Tableau3.A2" office:value-type="string">
            <text:p text:style-name="P57">Vrai</text:p>
          </table:table-cell>
          <table:table-cell table:style-name="Tableau3.A2" office:value-type="string">
            <text:p text:style-name="P56">Faux</text:p>
          </table:table-cell>
          <table:table-cell table:style-name="Tableau3.D2" office:value-type="string">
            <text:p text:style-name="P53">Faux</text:p>
          </table:table-cell>
        </table:table-row>
        <table:table-row>
          <table:table-cell table:style-name="Tableau3.A2" office:value-type="string">
            <text:p text:style-name="P57">Vrai</text:p>
          </table:table-cell>
          <table:table-cell table:style-name="Tableau3.A2" office:value-type="string">
            <text:p text:style-name="P57">Faux</text:p>
          </table:table-cell>
          <table:table-cell table:style-name="Tableau3.A2" office:value-type="string">
            <text:p text:style-name="P57">Vrai</text:p>
          </table:table-cell>
          <table:table-cell table:style-name="Tableau3.D2" office:value-type="string">
            <text:p text:style-name="P55">Vrai</text:p>
          </table:table-cell>
        </table:table-row>
        <table:table-row>
          <table:table-cell table:style-name="Tableau3.A2" office:value-type="string">
            <text:p text:style-name="P57">Vrai</text:p>
          </table:table-cell>
          <table:table-cell table:style-name="Tableau3.A2" office:value-type="string">
            <text:p text:style-name="P53">Faux</text:p>
          </table:table-cell>
          <table:table-cell table:style-name="Tableau3.A2" office:value-type="string">
            <text:p text:style-name="P57">Faux</text:p>
          </table:table-cell>
          <table:table-cell table:style-name="Tableau3.D2" office:value-type="string">
            <text:p text:style-name="P57">Faux</text:p>
          </table:table-cell>
        </table:table-row>
        <table:table-row>
          <table:table-cell table:style-name="Tableau3.A2" office:value-type="string">
            <text:p text:style-name="P57">Faux</text:p>
          </table:table-cell>
          <table:table-cell table:style-name="Tableau3.A2" office:value-type="string">
            <text:p text:style-name="P57">Vrai</text:p>
          </table:table-cell>
          <table:table-cell table:style-name="Tableau3.A2" office:value-type="string">
            <text:p text:style-name="P57">Vrai</text:p>
          </table:table-cell>
          <table:table-cell table:style-name="Tableau3.D2" office:value-type="string">
            <text:p text:style-name="P57">Vrai</text:p>
          </table:table-cell>
        </table:table-row>
        <table:table-row>
          <table:table-cell table:style-name="Tableau3.A2" office:value-type="string">
            <text:p text:style-name="P57">…</text:p>
          </table:table-cell>
          <table:table-cell table:style-name="Tableau3.A2" office:value-type="string">
            <text:p text:style-name="P57">…</text:p>
          </table:table-cell>
          <table:table-cell table:style-name="Tableau3.A2" office:value-type="string">
            <text:p text:style-name="P57">…</text:p>
          </table:table-cell>
          <table:table-cell table:style-name="Tableau3.D2" office:value-type="string">
            <text:p text:style-name="P57">...</text:p>
          </table:table-cell>
        </table:table-row>
      </table:table>
      <text:p text:style-name="P9"/>
      <text:p text:style-name="P6">Implication matérielle</text:p>
      <text:p text:style-name="P6"/>
      <text:p text:style-name="P10"><text:span text:style-name="T18">Modus Ponens : </text:span>L’addition de deux relations de prémisses permet de créer une déduction.</text:p>
      <text:p text:style-name="P10"><text:span text:style-name="T18">Modus Tollens : </text:span><text:s/>La même chose sauf que la deuxième relation <text:span text:style-name="T20">infirme la première (on renseigne le conséquent, non pas l’objet).</text:span></text:p>
      <text:h text:style-name="P47" text:outline-level="5">Difficulté avec la logique comme norme de l’inférence naturelle</text:h>
      <text:p text:style-name="P32"/>
      <text:p text:style-name="P33">L’inférence naturelle est différente de l’inférence formell<text:span text:style-name="T21">e</text:span>. L’inférence naturelle implique l’existence de relations pré-existantes <text:span text:style-name="T21">(causale, épistémiques, déontiques, …, purement factuelles).</text:span></text:p>
      <text:p text:style-name="P33"/>
      <text:p text:style-name="P42">Si Bill est en France, il ne s’arrête pas à Paris</text:p>
      <text:p text:style-name="P42">Si Bill s’arrête à Paris, il n’est pas en France.</text:p>
      <text:p text:style-name="P43">→<text:span text:style-name="T22"> Déduction obtenue à partir de contraposition</text:span></text:p>
      <text:p text:style-name="Text_20_body"/>
      <text:p text:style-name="P34">Ceci est vrai d’un point de vue formelle, mais est faux d’un point de vue naturel.</text:p>
      <text:p text:style-name="P14"/>
      <text:p text:style-name="P14">Processus pragmatiques primaires</text:p>
      <text:p text:style-name="P26">permet de déterminer une proposition dont il devient possible de dire si elle est vraie ou fausse</text:p>
      <text:p text:style-name="P26"/>
      <text:p text:style-name="P14">Processus pragmatique secondaire</text:p>
      <text:p text:style-name="P26">Les informations supplémentaires que l’on infère à partir de ce qui est littéralement exprimé dans une certaine situation constituent une grande partie du message communiqué et parfois même la totalité du message communiqué.</text:p>
      <text:p text:style-name="P26"/>
      <text:p text:style-name="P15">Les maximes conversationnelles de Grice</text:p>
      <text:p text:style-name="P27">La différence entre la logique formelle et la logique du langage est de nature pragmatique. Implication liées au conditions qui gouverne le langage → loi du langage</text:p>
      <text:p text:style-name="P28">Une conversation implique un minimum de coopération des sujets.</text:p>
      <text:p text:style-name="P35"><text:span text:style-name="T19">Maximes de quantité :</text:span><text:span text:style-name="T8"> sous-tendent qu’il ne faut pas trop en faire, et ne pas en faire trop peu (en terme de quantité d’information).</text:span></text:p>
      <text:p text:style-name="P16">Maximes de qualité :<text:span text:style-name="T7"> il faut que la contribution soit vraie (ne pas dire ce que l’on croit faux, les choses pour lesquelles on a pas assez de preuves).</text:span></text:p>
      <text:p text:style-name="P16">Maximes de manière :</text:p>
      <text:list xml:id="list496051935049054028" text:style-name="L8">
        <text:list-item>
          <text:p text:style-name="P17"><text:span text:style-name="T7">Évitez de vous exprimer de façon obscure</text:span></text:p>
        </text:list-item>
        <text:list-item>
          <text:p text:style-name="P17"><text:span text:style-name="T7">Évitez l’ambiguïté</text:span></text:p>
        </text:list-item>
        <text:list-item>
          <text:p text:style-name="P17"><text:span text:style-name="T7">Soyez bref</text:span></text:p>
        </text:list-item>
        <text:list-item>
          <text:p text:style-name="P17"><text:span text:style-name="T7">Soyez ordonné</text:span></text:p>
        </text:list-item>
      </text:list>
      <text:p text:style-name="P18"><text:soft-page-break/>Maxime de relation (pertinence) : <text:span text:style-name="T7">soyez pertin</text:span><text:span text:style-name="T9">e</text:span><text:span text:style-name="T7">nt</text:span></text:p>
      <text:p text:style-name="P18"><text:span text:style-name="T7"/></text:p>
      <text:p text:style-name="P19"><text:span text:style-name="T7">Le but d’un système cognitif comme la cognition humain, est d’augmenter la connaissance de la manière la plus efficace possible. Pour ce faire, l’individu affecte (automatiquement) ses ressources au traitement des informations les plus </text:span><text:span text:style-name="T23">pertinentes</text:span><text:span text:style-name="T7"> de son environnement cognitif.</text:span></text:p>
      <text:p text:style-name="P20"><text:span text:style-name="T7">Dans un principe communicatif de pertinence, il y a lors de l’acte de communication, une présomption (automatique) de pertinence. La présomption de pertinence (optimale) signifie que le stimulus ostensif produit est suffisamment pertinent pour qu’il mérite d’être traité par le destinataire. Elle signifie d’autre part que ce stimulus est le plus pertinent que le communicateur, en fonction de ces capacités et de ses </text:span><text:span text:style-name="T10">p</text:span><text:span text:style-name="T7">références, pouvait produire.</text:span></text:p>
      <text:p text:style-name="P20"><text:span text:style-name="T7"/></text:p>
      <text:p text:style-name="P21">Matching-bias ou Biais d’appariement :</text:p>
      <text:p text:style-name="P21"><text:span text:style-name="T7">Préférence à sélectionner (où à évaluer comme pertinent) les items qui sont mus ensemble dans la règle donnée.</text:span></text:p>
      <text:p text:style-name="P22"><text:span text:style-name="T7">Exemple :</text:span></text:p>
      <text:p text:style-name="P44">Si Marc est à Rome, alors Luc est à Londres.</text:p>
      <text:p text:style-name="P44">Matching-bias : Si Luc est à Londres, alors Marc est à Rome</text:p>
      <text:p text:style-name="P44">Or, cela n’est pas vrai. On ne peut pas savoir où est Marc.</text:p>
      <text:p text:style-name="Text_20_body"/>
      <text:p text:style-name="P36"><text:span text:style-name="T18">Endowment effect :</text:span> La valeur attribuée à un élément (objet physique ou non, connaissance, etc) est beaucoup plus grande lorsqu’on le possède. Cela influe sur les raisonnements qui n’est plus objectif, pragmatique.</text:p>
      <text:p text:style-name="P37"><text:span text:style-name="T18">→ Ownership</text:span></text:p>
      <text:p text:style-name="P29"/>
      <text:p text:style-name="P23">Pacte anthropomorphique : <text:span text:style-name="T7">on considère un élément pour ce qu’il signifie.</text:span></text:p>
      <text:p text:style-name="P23">Piège anthropomorphique :<text:span text:style-name="T7"> un élément fait croire que l’élément </text:span>est<text:span text:style-name="T7"> le signif</text:span><text:span text:style-name="T11">i</text:span><text:span text:style-name="T7">é.</text:span></text:p>
      <text:p text:style-name="P2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MT1" style:family="text">
      <style:text-properties officeooo:rsid="004a3b0a"/>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text:span text:style-name="MT1">Cognitive</text:span></text:p>
      </style:header>
      <style:footer>
        <text:p text:style-name="MP2"><text:page-number text:select-page="current">3</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5-19T16:14:19.805000000</dc:date>
    <meta:editing-duration>PT11H2M4S</meta:editing-duration>
    <meta:editing-cycles>127</meta:editing-cycles>
    <meta:generator>LibreOffice/5.1.1.3$Windows_x86 LibreOffice_project/89f508ef3ecebd2cfb8e1def0f0ba9a803b88a6d</meta:generator>
    <meta:document-statistic meta:table-count="3" meta:image-count="0" meta:object-count="0" meta:page-count="4" meta:paragraph-count="118" meta:word-count="771" meta:character-count="4602" meta:non-whitespace-character-count="3960"/>
  </office:meta>
</office:document-meta>
</file>